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8pt" fo:font-weight="bold" officeooo:rsid="000ed7f5" officeooo:paragraph-rsid="000ed7f5" style:font-size-asian="24.5pt" style:font-weight-asian="bold" style:font-size-complex="28pt" style:font-weight-complex="bold"/>
    </style:style>
    <style:style style:name="P2" style:family="paragraph" style:parent-style-name="Standard">
      <style:text-properties style:font-name="Ink Free" fo:font-size="22pt" fo:font-weight="normal" officeooo:rsid="000ed7f5" officeooo:paragraph-rsid="000ed7f5" style:font-size-asian="19.25pt" style:font-weight-asian="normal" style:font-size-complex="22pt" style:font-weight-complex="normal"/>
    </style:style>
    <style:style style:name="P3" style:family="paragraph" style:parent-style-name="Standard">
      <style:text-properties style:font-name="Ink Free" fo:font-size="22pt" fo:font-weight="normal" officeooo:rsid="000f28db" officeooo:paragraph-rsid="000f28db" style:font-size-asian="19.25pt" style:font-weight-asian="normal" style:font-size-complex="22pt" style:font-weight-complex="normal"/>
    </style:style>
    <style:style style:name="P4" style:family="paragraph" style:parent-style-name="Standard">
      <style:text-properties style:font-name="Ink Free" fo:font-size="28pt" fo:font-weight="bold" officeooo:rsid="000ed7f5" officeooo:paragraph-rsid="000ed7f5" style:font-size-asian="24.5pt" style:font-weight-asian="bold" style:font-size-complex="28pt" style:font-weight-complex="bold"/>
    </style:style>
    <style:style style:name="P5" style:family="paragraph" style:parent-style-name="Standard">
      <style:text-properties style:font-name="Ink Free" fo:font-size="22pt" fo:font-weight="normal" officeooo:rsid="000ed7f5" officeooo:paragraph-rsid="000ed7f5" style:font-size-asian="19.25pt" style:font-weight-asian="normal" style:font-size-complex="22pt" style:font-weight-complex="normal"/>
    </style:style>
    <style:style style:name="T1" style:family="text">
      <style:text-properties officeooo:rsid="000f28db"/>
    </style:style>
    <style:style style:name="T2" style:family="text">
      <style:text-properties officeooo:rsid="0010a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r über uns:</text:p>
      <text:p text:style-name="P4"><text:s/></text:p>
      <text:p text:style-name="P2">Mein Name ist Christiane Wolf.</text:p>
      <text:p text:style-name="P2">Ich bin in Heidenrod - Nauroth geboren und lebe in der Wetterau in Hessen. Seit 20 Jahren bin ich als Ergotherapeutin tätig und weiß wie wichtig Entspannung für unsere Gesundheit ist. 2017 habe ich die Peter Hess- <text:span text:style-name="T2">klang</text:span>-Methode entdeckt und bin <text:s/>über die vielen Möglichkeiten der Klangmassagen und Klang-<text:span text:style-name="T1">F</text:span>antasie-reisen fasziniert. Sie können uns helfen besser und leichter in die Entspannung zu kommen. Die ist auch in unseren Hirnströmen messbar. </text:p>
      <text:p text:style-name="P2"/>
      <text:p text:style-name="P2">Nach Tipiabenden mit meinem Lebensgefährten kam uns der Gedanke Klang-Fantasiereisen mit in die Tipiabende zu integrieren. </text:p>
      <text:p text:style-name="P1"/>
      <text:p text:style-name="P2"/>
      <text:p text:style-name="P2"/>
      <text:p text:style-name="P3">Mein Name ist Stefan Blass. </text:p>
      <text:p text:style-name="P3">Ich war über 40 Jahre selbständig in der Gastronomie tätig. Eins meiner Leidenschaften gehört der Kultur der Plain-Indianerstämme. </text:p>
      <text:p text:style-name="P3">Daraus erfolgte der Gedanke in einem Indianertipi mit interessierten Menschen gemeinsam indianische <text:soft-page-break/>Abende zu gestalten. Da meine Lebensgefährtin sich seit längerem mit der Peter Hess Klangmethode auseinandersetzt kam uns der Gedanke die Tipiabende mit Speisen und Klangreisen zu erweiter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k Free" svg:font-family="'Ink Free'"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6T23:05:26.657000000</meta:creation-date>
    <dc:date>2023-10-01T12:16:33.336000000</dc:date>
    <meta:editing-duration>PT1H13M5S</meta:editing-duration>
    <meta:editing-cycles>3</meta:editing-cycles>
    <meta:generator>LibreOffice/7.5.6.2$Windows_X86_64 LibreOffice_project/f654817fb68d6d4600d7d2f6b647e47729f55f15</meta:generator>
    <meta:document-statistic meta:table-count="0" meta:image-count="0" meta:object-count="0" meta:page-count="2" meta:paragraph-count="8" meta:word-count="155" meta:character-count="1066" meta:non-whitespace-character-count="911"/>
  </office:meta>
</office:document-meta>
</file>